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1333in"/>
    </style:style>
    <style:style style:name="P1" style:family="paragraph" style:parent-style-name="Header">
      <style:text-properties officeooo:rsid="001da897" officeooo:paragraph-rsid="001da897"/>
    </style:style>
    <style:style style:name="P2" style:family="paragraph" style:parent-style-name="Standard">
      <style:text-properties officeooo:rsid="001f89ad" officeooo:paragraph-rsid="001f89ad"/>
    </style:style>
    <style:style style:name="P3" style:family="paragraph" style:parent-style-name="Standard">
      <style:text-properties officeooo:rsid="001f89ad" officeooo:paragraph-rsid="001fafd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f89ad" officeooo:paragraph-rsid="001f89ad" style:font-weight-asian="bold" style:font-weight-complex="bold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officeooo:rsid="001f89ad" officeooo:paragraph-rsid="00219ffd"/>
    </style:style>
    <style:style style:name="P8" style:family="paragraph" style:parent-style-name="Standard">
      <style:text-properties officeooo:rsid="001f89ad" officeooo:paragraph-rsid="001f89ad"/>
    </style:style>
    <style:style style:name="P9" style:family="paragraph" style:parent-style-name="Standard" style:list-style-name="L2">
      <style:text-properties officeooo:rsid="001f89ad" officeooo:paragraph-rsid="0032225f"/>
    </style:style>
    <style:style style:name="P10" style:family="paragraph" style:parent-style-name="Standard">
      <style:text-properties officeooo:rsid="001f89ad" officeooo:paragraph-rsid="001fafd4"/>
    </style:style>
    <style:style style:name="P11" style:family="paragraph" style:parent-style-name="Standard">
      <style:text-properties officeooo:rsid="00236012" officeooo:paragraph-rsid="00236012"/>
    </style:style>
    <style:style style:name="P12" style:family="paragraph" style:parent-style-name="Standard">
      <style:text-properties officeooo:paragraph-rsid="002ada41"/>
    </style:style>
    <style:style style:name="P13" style:family="paragraph" style:parent-style-name="Standard">
      <style:text-properties officeooo:rsid="002e4c11" officeooo:paragraph-rsid="002e4c11"/>
    </style:style>
    <style:style style:name="P14" style:family="paragraph" style:parent-style-name="Standard" style:list-style-name="L2">
      <style:paragraph-properties fo:line-height="115%"/>
      <style:text-properties officeooo:rsid="002ebd36" officeooo:paragraph-rsid="003733d0"/>
    </style:style>
    <style:style style:name="P15" style:family="paragraph" style:parent-style-name="Standard" style:list-style-name="L1">
      <style:paragraph-properties fo:line-height="115%"/>
      <style:text-properties officeooo:paragraph-rsid="00252555"/>
    </style:style>
    <style:style style:name="P16" style:family="paragraph" style:parent-style-name="Standard" style:list-style-name="L1">
      <style:paragraph-properties fo:line-height="115%"/>
      <style:text-properties officeooo:paragraph-rsid="002663e9"/>
    </style:style>
    <style:style style:name="P17" style:family="paragraph" style:parent-style-name="Standard" style:list-style-name="L1">
      <style:paragraph-properties fo:line-height="115%"/>
      <style:text-properties officeooo:paragraph-rsid="002a5c8f"/>
    </style:style>
    <style:style style:name="P18" style:family="paragraph" style:parent-style-name="Standard" style:list-style-name="L1">
      <style:paragraph-properties fo:line-height="115%"/>
      <style:text-properties officeooo:paragraph-rsid="002ada41"/>
    </style:style>
    <style:style style:name="P19" style:family="paragraph" style:parent-style-name="Standard">
      <style:text-properties officeooo:rsid="0032225f" officeooo:paragraph-rsid="0032225f"/>
    </style:style>
    <style:style style:name="P20" style:family="paragraph" style:parent-style-name="Standard" style:list-style-name="L2">
      <style:text-properties officeooo:rsid="0032225f" officeooo:paragraph-rsid="0032225f"/>
    </style:style>
    <style:style style:name="P21" style:family="paragraph" style:parent-style-name="Standard" style:list-style-name="L2">
      <style:text-properties officeooo:rsid="0032a245" officeooo:paragraph-rsid="0032a245"/>
    </style:style>
    <style:style style:name="P22" style:family="paragraph" style:parent-style-name="Standard" style:list-style-name="L2">
      <style:paragraph-properties fo:line-height="115%"/>
      <style:text-properties officeooo:rsid="0032a245" officeooo:paragraph-rsid="0032a245"/>
    </style:style>
    <style:style style:name="P23" style:family="paragraph" style:parent-style-name="Standard">
      <style:text-properties officeooo:paragraph-rsid="002e4c11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text-properties fo:font-size="11pt" officeooo:rsid="002e4c11" officeooo:paragraph-rsid="002e4c11" style:font-size-asian="11pt" style:font-size-complex="11pt"/>
    </style:style>
    <style:style style:name="T1" style:family="text">
      <style:text-properties officeooo:rsid="001f89a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32225f"/>
    </style:style>
    <style:style style:name="T4" style:family="text">
      <style:text-properties style:use-window-font-color="true" officeooo:rsid="001f89ad"/>
    </style:style>
    <style:style style:name="T5" style:family="text">
      <style:text-properties style:use-window-font-color="true" officeooo:rsid="002663e9"/>
    </style:style>
    <style:style style:name="T6" style:family="text">
      <style:text-properties style:use-window-font-color="true" officeooo:rsid="002a5c8f"/>
    </style:style>
    <style:style style:name="T7" style:family="text">
      <style:text-properties style:use-window-font-color="true" officeooo:rsid="002ada41"/>
    </style:style>
    <style:style style:name="T8" style:family="text">
      <style:text-properties style:use-window-font-color="true" officeooo:rsid="002cf6ed"/>
    </style:style>
    <style:style style:name="T9" style:family="text">
      <style:text-properties style:use-window-font-color="true" officeooo:rsid="002f0bee"/>
    </style:style>
    <style:style style:name="T10" style:family="text">
      <style:text-properties officeooo:rsid="001fafd4"/>
    </style:style>
    <style:style style:name="T11" style:family="text">
      <style:text-properties officeooo:rsid="002663e9"/>
    </style:style>
    <style:style style:name="T12" style:family="text">
      <style:text-properties officeooo:rsid="00286165"/>
    </style:style>
    <style:style style:name="T13" style:family="text">
      <style:text-properties officeooo:rsid="002a5c8f"/>
    </style:style>
    <style:style style:name="T14" style:family="text">
      <style:text-properties officeooo:rsid="002ada41"/>
    </style:style>
    <style:style style:name="T15" style:family="text">
      <style:text-properties officeooo:rsid="002cf6ed"/>
    </style:style>
    <style:style style:name="T16" style:family="text">
      <style:text-properties officeooo:rsid="002f0be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3b955" style:font-weight-asian="bold" style:font-weight-complex="bold"/>
    </style:style>
    <style:style style:name="T19" style:family="text">
      <style:text-properties fo:font-weight="bold" officeooo:rsid="002e4c11" style:font-weight-asian="bold" style:font-weight-complex="bold"/>
    </style:style>
    <style:style style:name="T20" style:family="text">
      <style:text-properties officeooo:rsid="0033b95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733d0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span text:style-name="T1">1.)</text:span> What header files must be included in the following program?</text:p>
        <text:p text:style-name="Standard"/>
        <text:p text:style-name="P6">int main()</text:p>
        <text:p text:style-name="P6">{</text:p>
        <text:p text:style-name="P6"><text:tab/>double amount = 89.7;</text:p>
        <text:p text:style-name="P6"><text:tab/>cout &lt;&lt; showpoint &lt;&lt; fixed;</text:p>
        <text:p text:style-name="P6"><text:tab/>cout &lt;&lt; setw(8) &lt;&lt; amount &lt;&lt; endl;</text:p>
        <text:p text:style-name="P6"><text:tab/>return 0;</text:p>
        <text:p text:style-name="P6">}</text:p>
        <text:p text:style-name="P6"/>
        <text:p text:style-name="P2"><text:span text:style-name="T17">A</text:span><text:span text:style-name="T21">:</text:span> _______________________________________</text:p>
        <text:p text:style-name="P2"/>
        <text:p text:style-name="P5">2.) Assume that qty and salesReps are both integers. Use a type cast expression to rewrite the following statement so it will no longer perform integer division.</text:p>
        <text:p text:style-name="P2"><text:tab/><text:tab/><text:span text:style-name="T2">unitsEach = qty / salesReps;</text:span></text:p>
        <text:p text:style-name="P2"/>
        <text:p text:style-name="P7"><text:span text:style-name="T17">A</text:span>: _______________________________________</text:p>
        <text:p text:style-name="P2"/>
        <text:p text:style-name="P5"><text:span text:style-name="T10">3.) </text:span>Assume value is an integer variable. If the user enters 3.14 in response to the</text:p>
        <text:p text:style-name="P5">following programming statement, what will be stored in value ?</text:p>
        <text:p text:style-name="P2"/>
        <text:p text:style-name="P2">cin &gt;&gt; value;</text:p>
        <text:p text:style-name="P2"/>
        <text:p text:style-name="P3">A) 3.14</text:p>
        <text:p text:style-name="P3">B) 0</text:p>
        <text:p text:style-name="P3">C) 3</text:p>
        <text:p text:style-name="P3">D) Nothing. An error message is displayed.</text:p>
        <text:p text:style-name="P2"/>
        <text:p text:style-name="P11"><text:span text:style-name="T17">Fill in the Blank: </text:span></text:p>
        <text:list xml:id="list999485084" text:style-name="L1">
          <text:list-item>
            <text:p text:style-name="P15"><text:span text:style-name="T1">The _____ object can be used to read data typed at the keyboard. </text:span></text:p>
          </text:list-item>
          <text:list-item>
            <text:p text:style-name="P15"><text:span text:style-name="T1">When the user types values at the keyboard, those values are first stored in an area of memory known as the _______ _______. <text:s/></text:span></text:p>
          </text:list-item>
          <text:list-item>
            <text:p text:style-name="P16">An ________ is a programming statement that has a value. Usually, consist<text:span text:style-name="T12">ing</text:span> of an operator and its operands. </text:p>
          </text:list-item>
          <text:list-item>
            <text:p text:style-name="P17">When C++ is working with an operator, it strives to convert the operands to the same type, <text:span text:style-name="T13">t</text:span>his automatic conversion is known as _______ _________. </text:p>
          </text:list-item>
          <text:list-item>
            <text:p text:style-name="P18">When a variable is assigned a value that is too large or too small in range for that variable’s data type, the variable _________ or __________. </text:p>
          </text:list-item>
          <text:list-item>
            <text:p text:style-name="P18">______ ________ allows you to perform manual data type conversion. </text:p>
          </text:list-item>
        </text:list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</text:section>
      <text:p text:style-name="P23"><text:span text:style-name="T18">10. Find the matching term</text:span><text:span text:style-name="T19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Steam Manipulator</text:p>
          </table:table-cell>
          <table:table-cell table:style-name="Table1.B1" office:value-type="string">
            <text:p text:style-name="P25">Description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>Establishes a print field of n spaces.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>Displays floating-point numbers in fixed point notation.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>Causes a decimal point and trailing zeroes to be displayed, even if there is no fractional part.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>Sets the precision of floating-point numbers.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4">Causes subsequent output to be left justified.</text:p>
          </table:table-cell>
        </table:table-row>
        <table:table-row table:style-name="Table1.7"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4">Causes subsequent output to be right justified.</text:p>
          </table:table-cell>
        </table:table-row>
      </table:table>
      <text:p text:style-name="P13"/>
      <text:p text:style-name="P13"><text:span text:style-name="T22">Your </text:span>Choices: <text:s/>showpoint, left, setw(n), fixed, right, setprecision(n)</text:p>
      <text:p text:style-name="P19"><text:soft-page-break/>Answer Key: </text:p>
      <text:list xml:id="list1462725709" text:style-name="L2">
        <text:list-item>
          <text:p text:style-name="P20">iomanip</text:p>
        </text:list-item>
        <text:list-item>
          <text:p text:style-name="P9"><text:span text:style-name="T2">unitsEach = </text:span><text:span text:style-name="T3">static_cast&lt;double&gt;(</text:span><text:span text:style-name="T2">qty</text:span><text:span text:style-name="T3">)</text:span><text:span text:style-name="T2"> / </text:span><text:span text:style-name="T3">static_cast&lt;double&gt;(</text:span><text:span text:style-name="T2">salesReps</text:span><text:span text:style-name="T3">)</text:span><text:span text:style-name="T2">;</text:span></text:p>
        </text:list-item>
        <text:list-item>
          <text:p text:style-name="P21"><text:span text:style-name="T2">C</text:span></text:p>
        </text:list-item>
        <text:list-item>
          <text:p text:style-name="P21"><text:span text:style-name="T2">cin </text:span></text:p>
        </text:list-item>
        <text:list-item>
          <text:p text:style-name="P22"><text:span text:style-name="T4">keyboard buffer</text:span></text:p>
        </text:list-item>
        <text:list-item>
          <text:p text:style-name="P22"><text:span text:style-name="T5">expression</text:span></text:p>
        </text:list-item>
        <text:list-item>
          <text:p text:style-name="P22"><text:span text:style-name="T6">type coercion</text:span></text:p>
        </text:list-item>
        <text:list-item>
          <text:p text:style-name="P22"><text:span text:style-name="T7">overflows, underflows</text:span></text:p>
        </text:list-item>
        <text:list-item>
          <text:p text:style-name="P22"><text:span text:style-name="T8">Type casting</text:span></text:p>
        </text:list-item>
        <text:list-item>
          <text:p text:style-name="P14"><text:span text:style-name="T8">setw(</text:span><text:span text:style-name="T9">n</text:span><text:span text:style-name="T8">), </text:span><text:span text:style-name="T9">fixed, showpoint, setprecision(n), left, righ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a897" officeooo:paragraph-rsid="001da8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pter 3: Expressions and Interactivity Qui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05:10.123284631</meta:creation-date>
    <dc:date>2017-10-16T14:14:40.847879064</dc:date>
    <meta:editing-duration>PT37M</meta:editing-duration>
    <meta:editing-cycles>24</meta:editing-cycles>
    <meta:generator>LibreOffice/5.4.2.2.0$Linux_X86_64 LibreOffice_project/40m0$Build-2</meta:generator>
    <meta:document-statistic meta:table-count="1" meta:image-count="0" meta:object-count="0" meta:page-count="2" meta:paragraph-count="48" meta:word-count="344" meta:character-count="2093" meta:non-whitespace-character-count="1796"/>
  </office:meta>
</office:document-meta>
</file>